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25.99pt"/>
    </style:style>
    <style:style style:name="co3" style:family="table-column">
      <style:table-column-properties fo:break-before="auto" style:column-width="16.64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4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fs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Pref</text:p>
          </table:table-cell>
          <table:table-cell table:number-columns-repeated="2"/>
          <table:table-cell table:style-name="ce1" office:value-type="string" calcext:value-type="string">
            <text:p>Observed</text:p>
          </table:table-cell>
          <table:table-cell table:style-name="ce1" office:value-type="string" calcext:value-type="string">
            <text:p>Expected</text:p>
          </table:table-cell>
          <table:table-cell office:value-type="string" calcext:value-type="string">
            <text:p>Compon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table:style-name="ce2" office:value-type="string" calcext:value-type="string">
            <text:p>A</text:p>
          </table:table-cell>
          <table:table-cell table:formula="of:=COUNTIF([.B2:.B61]; &quot;=A&quot;)" office:value-type="float" office:value="14" calcext:value-type="float">
            <text:p>14</text:p>
          </table:table-cell>
          <table:table-cell table:formula="of:=ROWS([.B2:.B61])/2" office:value-type="float" office:value="30" calcext:value-type="float">
            <text:p>30</text:p>
          </table:table-cell>
          <table:table-cell table:formula="of:=([.E2]-[.F2])^2/[.F2]" office:value-type="float" office:value="8.53333333333333" calcext:value-type="float">
            <text:p>8.5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ce2" office:value-type="string" calcext:value-type="string">
            <text:p>B</text:p>
          </table:table-cell>
          <table:table-cell table:formula="of:=COUNTIF([.B2:.B61]; &quot;=B&quot;)" office:value-type="float" office:value="46" calcext:value-type="float">
            <text:p>46</text:p>
          </table:table-cell>
          <table:table-cell table:formula="of:=ROWS([.B2:.B61])/2" office:value-type="float" office:value="30" calcext:value-type="float">
            <text:p>30</text:p>
          </table:table-cell>
          <table:table-cell table:formula="of:=([.E3]-[.F3])^2/[.F3]" office:value-type="float" office:value="8.53333333333333" calcext:value-type="float">
            <text:p>8.5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Chi-squared test</text:p>
          </table:table-cell>
          <table:covered-table-cell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tatistic</text:p>
          </table:table-cell>
          <table:table-cell table:formula="of:=SUM([.G2:.G3])" office:value-type="float" office:value="17.0666666666667" calcext:value-type="float">
            <text:p>17.06666666666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-value</text:p>
          </table:table-cell>
          <table:table-cell table:formula="of:=COM.MICROSOFT.CHISQ.DIST.RT([.F6];[.F7])" office:value-type="float" office:value="0.0000360902323674843" calcext:value-type="float">
            <text:p>3.60902323674843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11:47:27.920675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6T12:51:39.359392091</dc:date>
    <meta:editing-duration>PT50M35S</meta:editing-duration>
    <meta:editing-cycles>11</meta:editing-cycles>
    <meta:generator>LibreOffice/6.0.2.1$MacOSX_X86_64 LibreOffice_project/f7f06a8f319e4b62f9bc5095aa112a65d2f3ac89</meta:generator>
    <meta:document-statistic meta:table-count="1" meta:cell-count="140" meta:object-count="0"/>
  </office:meta>
</office:document-meta>
</file>